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officeooo:rsid="000506f5" officeooo:paragraph-rsid="000506f5" style:font-weight-asian="bold" style:font-weight-complex="bold"/>
    </style:style>
    <style:style style:name="P2" style:family="paragraph" style:parent-style-name="Standard">
      <style:paragraph-properties fo:text-align="center" style:justify-single-word="false"/>
      <style:text-properties fo:language="en" fo:country="US" fo:font-weight="bold" officeooo:paragraph-rsid="000506f5" style:font-weight-asian="bold" style:font-weight-complex="bold"/>
    </style:style>
    <style:style style:name="P3" style:family="paragraph" style:parent-style-name="Standard">
      <style:text-properties fo:language="en" fo:country="US" officeooo:paragraph-rsid="000506f5"/>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0506f5" officeooo:paragraph-rsid="000506f5"/>
    </style:style>
    <style:style style:name="P6" style:family="paragraph" style:parent-style-name="Standard">
      <style:paragraph-properties fo:text-align="center" style:justify-single-word="false"/>
      <style:text-properties fo:language="en" fo:country="US" fo:font-weight="bold" officeooo:rsid="000506f5" officeooo:paragraph-rsid="000506f5" style:font-weight-asian="bold" style:font-weight-complex="bold"/>
    </style:style>
    <style:style style:name="P7" style:family="paragraph" style:parent-style-name="Standard">
      <style:text-properties fo:language="en" fo:country="US" officeooo:rsid="00085ee6" officeooo:paragraph-rsid="00085ee6"/>
    </style:style>
    <style:style style:name="P8" style:family="paragraph" style:parent-style-name="Standard">
      <style:text-properties fo:language="es" fo:country="AR" officeooo:rsid="0006e323" officeooo:paragraph-rsid="0006e323"/>
    </style:style>
    <style:style style:name="P9" style:family="paragraph" style:parent-style-name="Standard">
      <style:text-properties fo:language="es" fo:country="AR" officeooo:rsid="00085ee6" officeooo:paragraph-rsid="00085ee6"/>
    </style:style>
    <style:style style:name="P10" style:family="paragraph" style:parent-style-name="Standard">
      <style:text-properties fo:language="es" fo:country="AR" officeooo:rsid="0008f031" officeooo:paragraph-rsid="0008f031"/>
    </style:style>
    <style:style style:name="P11" style:family="paragraph" style:parent-style-name="Text_20_body">
      <style:text-properties fo:language="en" fo:country="US" officeooo:rsid="000506f5" officeooo:paragraph-rsid="0008f031"/>
    </style:style>
    <style:style style:name="P12" style:family="paragraph" style:parent-style-name="Text_20_body" style:list-style-name="L1">
      <style:text-properties fo:language="en" fo:country="US"/>
    </style:style>
    <style:style style:name="P13" style:family="paragraph" style:parent-style-name="Text_20_body">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0506f5" style:font-weight-asian="bold" style:font-weight-complex="bold"/>
    </style:style>
    <style:style style:name="T3" style:family="text">
      <style:text-properties fo:font-weight="bold" officeooo:rsid="000b5694"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officeooo:rsid="00085ee6"/>
    </style:style>
    <style:style style:name="T6" style:family="text">
      <style:text-properties fo:language="en" fo:country="US"/>
    </style:style>
    <style:style style:name="T7" style:family="text">
      <style:text-properties officeooo:rsid="000b5694"/>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0e451"/>
    </style:style>
    <style:style style:name="T12" style:family="text">
      <style:text-properties officeooo:rsid="0010e45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GR Software – Workout<text:line-break/></text:p>
      <text:p text:style-name="P1">NOTES AND SUGGESTIONS</text:p>
      <text:p text:style-name="P2"/>
      <text:p text:style-name="P3"><text:span text:style-name="T2">23/05 ChatGPT</text:span><text:line-break/><text:line-break/>Based on the current functionality of your program, here are a few suggestions for potential next features you could consider adding:<text:line-break/></text:p>
      <text:list text:style-name="L1">
        <text:list-item>
          <text:p text:style-name="P12">Edit/Delete Exercise: Allow the user to modify or remove an existing exercise from the routine. This feature would enhance the flexibility of the program by enabling users to update their workout routine as needed.</text:p>
        </text:list-item>
        <text:list-item>
          <text:p text:style-name="P12">Calculate Total Workout Time: Add a feature that calculates the total time spent on the workout routine. You could track the duration of each exercise and provide a summary of the total workout time at the end or upon request.</text:p>
        </text:list-item>
        <text:list-item>
          <text:p text:style-name="P12">Graphical User Interface (GUI): Consider developing a graphical user interface for your program to enhance the user experience. A GUI can make it easier for users to interact with the application, providing buttons, check-boxes, and other visual elements for adding exercises, displaying routines, and performing other actions.</text:p>
        </text:list-item>
        <text:list-item>
          <text:p text:style-name="P12">Save and Load Multiple Routines: Extend the program to support saving and loading multiple workout routines. This way, users can create and manage different routines for various purposes, such as strength training, cardio, or specific training programs.</text:p>
        </text:list-item>
        <text:list-item>
          <text:p text:style-name="P12">Track Progress and Set Goals: Implement a feature that allows users to set exercise goals and track their progress over time. This could involve setting target weights, repetitions, or overall performance metrics to help users monitor their improvement and stay motivated.</text:p>
        </text:list-item>
        <text:list-item>
          <text:p text:style-name="P12">Exercise Library: Create a library of predefined exercises with descriptions and guidelines. Users can then select exercises from the library instead of manually inputting all the details. This can save time and provide guidance for users who may be unsure about exercise names or techniques.</text:p>
        </text:list-item>
      </text:list>
      <text:p text:style-name="P4">Remember to prioritize features based on the needs and goals of your target users. Adding one or more of these features can enhance the functionality and usefulness of your program.</text:p>
      <text:p text:style-name="P4"/>
      <text:p text:style-name="P5">=======================================================================</text:p>
      <text:p text:style-name="P8"><text:span text:style-name="T4">IDEAS</text:span></text:p>
      <text:p text:style-name="P8"/>
      <text:p text:style-name="P8"><text:span text:style-name="T1">*</text:span> <text:span text:style-name="T3">DIFICULTAD DE RUTINA:</text:span><text:span text:style-name="T7"> </text:span>Que se pueda variar la dificultad de la rutina. En nivel FÁCIL, INTERMEDIO, DIFICIL. Que varíe la cantidad de veces y de repeticiones que se hacen los ejercicios. Por ejemplo, FÁCIL + 5 veces y + 1 repetición, INTERMEDIO + 10 veces y +2 repeticiones, DIFICIL + 15 veces y + 3 repeticiones, se suma a lo determinado como normal en la rutina.</text:p>
      <text:p text:style-name="P8"/>
      <text:p text:style-name="P8">Estas dificultades podrían variar, de forma aleatoria también, en cada uno de los entrenamientos o sesiones. Puede ser una <text:span text:style-name="T10">opción, ACTIVADO/DESACTIVADO</text:span>.</text:p>
      <text:p text:style-name="P8"/>
      <text:p text:style-name="P8"><text:soft-page-break/><text:span text:style-name="T1">*</text:span> <text:span text:style-name="T3">ORDEN ALEATORIO DE EJERCICIOS:</text:span><text:span text:style-name="T7"> </text:span>Que se pueda variar el orden de los ejercicios de forma aleatoria. Que sea una <text:span text:style-name="T10">opción ACTIVADO/DESACTIVADO</text:span>. De esta forma cada sesión de entrenamiento <text:span text:style-name="T5">podría ser</text:span> diferente.</text:p>
      <text:p text:style-name="P8"/>
      <text:p text:style-name="P9"><text:span text:style-name="T1">* </text:span><text:span text:style-name="T3">EJERCICIOS SIMPLES / COMBINADOS:</text:span><text:span text:style-name="T7"> </text:span>Que se puedan presentar ejercicios combinados. Que aparezcan los dos ejercicios a ser combinados, juntos. El usuario puede elegir entre ver la rutina de forma simple individual, o ver los ejercicios combinados. <text:span text:style-name="T11">OPCIONAL.</text:span></text:p>
      <text:p text:style-name="P9"/>
      <text:p text:style-name="P9"><text:span text:style-name="T1">* </text:span><text:span text:style-name="T3">COLORES PARA CADA GRUPO MUSCULAR:</text:span><text:span text:style-name="T7"> </text:span>Que los ejercicios muestren un color determinado dependiendo del musculo que se trabaja. Por ejemplo, BÍCEPS que sea presentado de color rojo, CORE que sea gris, PECTORALES que sea azul, etc.</text:p>
      <text:p text:style-name="P9"/>
      <text:p text:style-name="P10"><text:span text:style-name="T1">* </text:span><text:span text:style-name="T3">MANUAL DE EJERCICIOS:</text:span><text:span text:style-name="T7"> </text:span>Manual con lista de ejercicios.</text:p>
      <text:p text:style-name="P7"/>
      <text:p text:style-name="P11">=======================================================================</text:p>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3T11:50:46.679000000</meta:creation-date>
    <dc:date>2023-05-23T13:45:53.406000000</dc:date>
    <meta:editing-duration>PT14M32S</meta:editing-duration>
    <meta:editing-cycles>11</meta:editing-cycles>
    <meta:generator>LibreOffice/7.4.2.3$Windows_X86_64 LibreOffice_project/382eef1f22670f7f4118c8c2dd222ec7ad009daf</meta:generator>
    <meta:document-statistic meta:table-count="0" meta:image-count="0" meta:object-count="0" meta:page-count="2" meta:paragraph-count="19" meta:word-count="516" meta:character-count="3375" meta:non-whitespace-character-count="2880"/>
  </office:meta>
</office:document-meta>
</file>